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400000CE4D321EABE074C09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2cm, 3.599cm, 39.148cm, 24.548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9ff" draw:textarea-horizontal-align="justify" draw:textarea-vertical-align="middle" draw:auto-grow-height="false" fo:min-height="0.22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99ff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6cm" draw:marker-end-width="0.356cm" draw:fill-color="#ff99ff" draw:textarea-horizontal-align="justify" draw:textarea-vertical-align="middle" draw:auto-grow-height="false" fo:min-height="0.512cm" fo:min-width="2.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99ff" draw:textarea-horizontal-align="justify" draw:textarea-vertical-align="middle" draw:auto-grow-height="false" fo:min-height="0.132cm" fo:min-width="0.167cm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ff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42cm" svg:height="18.032cm" svg:x="-0.005cm" svg:y="0cm">
          <draw:image xlink:href="Pictures/1000000000000CE400000CE4D321EABE074C0943.png" xlink:type="simple" xlink:show="embed" xlink:actuate="onLoad">
            <text:p/>
          </draw:image>
        </draw:frame>
        <draw:custom-shape draw:style-name="gr2" draw:text-style-name="P2" draw:layer="layout" svg:width="0.827cm" svg:height="0.889cm" draw:transform="rotate (0.785398163397448) translate (12.581cm 4.3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27cm" svg:height="0.889cm" draw:transform="rotate (0.785398163397448) translate (12.695cm 15.5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016cm" svg:height="1.016cm" svg:x="12.695cm" svg:y="5.587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2.695cm" svg:y="7.365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2.695cm" svg:y="9.651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1.933cm" svg:y="12.445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11.679cm" svg:y="14.223cm">
          <text:p text:style-name="P3"><text:span text:style-name="T1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016cm" svg:x="9.825cm" svg:y="13.625cm">
          <text:p text:style-name="P3"><text:span text:style-name="T1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0.762cm" svg:x="8.587cm" svg:y="12.031cm">
          <text:p text:style-name="P3"><text:span text:style-name="T1">Transf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0.762cm" draw:transform="rotate (-0.711396203112889) translate (10.908cm 12.794cm)">
          <text:p/>
          <draw:enhanced-geometry svg:viewBox="0 0 21600 21600" draw:text-areas="0 ?f0 ?f5 ?f2" draw:type="right-arrow" draw:modifiers="16447.7064220183 5548.62385321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3cm" fo:margin-bottom="0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038cm" fo:page-height="18.0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002cm" svg:height="7.047cm" svg:x="1.146cm" svg:y="2.397cm"/>
      <draw:page-thumbnail draw:layer="backgroundobjects" svg:width="9.002cm" svg:height="7.047cm" svg:x="1.146cm" svg:y="10.445cm"/>
      <draw:page-thumbnail draw:layer="backgroundobjects" svg:width="9.002cm" svg:height="7.047cm" svg:x="1.146cm" svg:y="18.493cm"/>
      <draw:page-thumbnail draw:layer="backgroundobjects" svg:width="9.002cm" svg:height="7.047cm" svg:x="11.441cm" svg:y="2.397cm"/>
      <draw:page-thumbnail draw:layer="backgroundobjects" svg:width="9.002cm" svg:height="7.047cm" svg:x="11.441cm" svg:y="10.445cm"/>
      <draw:page-thumbnail draw:layer="backgroundobjects" svg:width="9.002cm" svg:height="7.047cm" svg:x="11.441cm" svg:y="18.493cm"/>
    </style:handout-master>
    <style:master-page style:name="Default" style:page-layout-name="PM1" draw:style-name="Mdp1">
      <draw:frame presentation:style-name="Default-title" draw:layer="backgroundobjects" svg:width="20.733cm" svg:height="3.011cm" svg:x="1.151cm" svg:y="0.718cm" presentation:class="title" presentation:placeholder="true">
        <draw:text-box/>
      </draw:frame>
      <draw:frame presentation:style-name="Default-outline1" draw:layer="backgroundobjects" svg:width="20.733cm" svg:height="10.459cm" svg:x="1.151cm" svg:y="4.219cm" presentation:class="outline" presentation:placeholder="true">
        <draw:text-box/>
      </draw:frame>
      <draw:frame presentation:style-name="Mpr1" draw:text-style-name="MP2" draw:layer="backgroundobjects" svg:width="5.367cm" svg:height="1.243cm" svg:x="1.151cm" svg:y="16.4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302cm" svg:height="1.243cm" svg:x="7.878cm" svg:y="16.4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67cm" svg:height="1.243cm" svg:x="16.518cm" svg:y="16.4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2:50:24.039081181</meta:creation-date>
    <dc:date>2018-03-11T17:13:55.083020945</dc:date>
    <meta:editing-duration>PT3M26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